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da05" officeooo:paragraph-rsid="0005da05"/>
    </style:style>
    <style:style style:name="P2" style:family="paragraph" style:parent-style-name="Text_20_body">
      <style:paragraph-properties fo:text-align="justify" style:justify-single-word="false"/>
      <style:text-properties officeooo:rsid="00073e93" officeooo:paragraph-rsid="00073e93"/>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style:text-properties style:font-name="Liberation Sans" fo:font-size="14.1000003814697pt" fo:font-weight="bold" style:font-name-asian="AR PL SungtiL GB" style:font-size-asian="14.1000003814697pt" style:font-weight-asian="bold" style:font-name-complex="Lohit Devanagari" style:font-size-complex="14.1000003814697pt" style:font-weight-complex="bold"/>
    </style:style>
    <style:style style:name="P5" style:family="paragraph" style:parent-style-name="Heading_20_3">
      <style:paragraph-properties fo:text-align="justify" style:justify-single-word="false"/>
      <style:text-properties style:font-name="Liberation Sans" fo:font-size="12pt" fo:font-weight="normal" officeooo:rsid="00073e93" officeooo:paragraph-rsid="00073e93" style:font-name-asian="AR PL SungtiL GB" style:font-size-asian="10.5pt" style:font-weight-asian="normal" style:font-name-complex="Lohit Devanagari" style:font-size-complex="12pt" style:font-weight-complex="normal"/>
    </style:style>
    <style:style style:name="P6" style:family="paragraph" style:parent-style-name="Heading_20_3">
      <style:text-properties officeooo:paragraph-rsid="0008e296"/>
    </style:style>
    <style:style style:name="P7" style:family="paragraph" style:parent-style-name="Heading_20_3">
      <style:text-properties officeooo:paragraph-rsid="00094e8b"/>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08e296"/>
    </style:style>
    <style:style style:name="P10" style:family="paragraph" style:parent-style-name="Standard" style:list-style-name="WW8Num33">
      <style:paragraph-properties fo:line-height="115%"/>
      <style:text-properties officeooo:paragraph-rsid="0008e296"/>
    </style:style>
    <style:style style:name="P11" style:family="paragraph" style:parent-style-name="Heading_20_2">
      <style:text-properties officeooo:paragraph-rsid="000ac56a"/>
    </style:style>
    <style:style style:name="P12" style:family="paragraph" style:parent-style-name="Text_20_body">
      <style:text-properties officeooo:paragraph-rsid="0008e296"/>
    </style:style>
    <style:style style:name="P13" style:family="paragraph" style:parent-style-name="Text_20_body">
      <style:text-properties officeooo:paragraph-rsid="00094e8b"/>
    </style:style>
    <style:style style:name="T1" style:family="text">
      <style:text-properties officeooo:rsid="00073e93"/>
    </style:style>
    <style:style style:name="T2" style:family="text">
      <style:text-properties officeooo:rsid="0008bc73"/>
    </style:style>
    <style:style style:name="T3" style:family="text">
      <style:text-properties fo:font-size="11pt" style:font-size-asian="11pt"/>
    </style:style>
    <style:style style:name="T4" style:family="text">
      <style:text-properties officeooo:rsid="0008e296"/>
    </style:style>
    <style:style style:name="T5" style:family="text">
      <style:text-properties style:text-position="0% 100%"/>
    </style:style>
    <style:style style:name="T6" style:family="text">
      <style:text-properties officeooo:rsid="000ac5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Automated Passport Photo Taking with Computer Vision </text:p>
      <text:p text:style-name="Title"/>
      <text:p text:style-name="Title">A03 - Home Assignment</text:p>
      <text:p text:style-name="Subtitle"/>
      <text:p text:style-name="Subtitle"/>
      <text:p text:style-name="Subtitle"/>
      <text:p text:style-name="Subtitle"/>
      <text:p text:style-name="Subtitle"/>
      <text:p text:style-name="Subtitle">Aaron Scifo</text:p>
      <text:h text:style-name="P8" text:outline-level="1">Task 1 – Prepare the scenario</text:h>
      <text:h text:style-name="Heading_20_2" text:outline-level="2">3A) <text:span text:style-name="T1">Geometrical Transformations</text:span></text:h>
      <text:h text:style-name="Heading_20_3" text:outline-level="3">3A.1. Image Cropping</text:h>
      <text:p text:style-name="P1">Image <text:span text:style-name="T1">c</text:span>ropping involves the selection of a sub-section of an image, this geometrical transformation involves the coordinates which indicate the section within an image that needs to be extracted. This technique is useful as it allows us to take points of interest within an image (ex: top right corner or center of an image) and extract them in various aspect ratios while also removing unneeded parts of a particular image which facilitates computations that might need to be performed on the image at hand.</text:p>
      <text:h text:style-name="P3" text:outline-level="3"><text:span text:style-name="T1">3A.</text:span>2. Image Scaling</text:h>
      <text:p text:style-name="P2">Image scaling is a geometrical transformation which allows the enlargement of an image or subsections within an image. This technique is highly useful as it allows us to visually see parts of an image that might have been otherwise unsaleable due to their small size. <text:span text:style-name="T2">The scaling can be used to resize the image to any given resolution and thus it was chosen as with it we can scale to the required 3:4 resolution</text:span></text:p>
      <text:p text:style-name="P2"/>
      <text:h text:style-name="P4" text:outline-level="3">3B) <text:span text:style-name="T1">C</text:span>hoice <text:span text:style-name="T1">O</text:span>f <text:span text:style-name="T1">T</text:span>ransformation </text:h>
      <text:h text:style-name="P5" text:outline-level="3">The Image Cropping geometrical transformation was chosen to extract a 3:4 image. The implementation (found within this project, entitled “task1.py”) draws a 3:4 rectangle superimposed onto the live feed from a webcam. Once the user presses the “s” button the image is cropped with the same dimensions and coordinates as the superimposed rectangle and saved within a file which can be found with this project at “images/task1.png” (after the python script is successfully executed). <text:s/></text:h>
      <text:h text:style-name="P9" text:outline-level="1">Task 2 – Research face detection and facial landmarks.</text:h>
      <text:list xml:id="list3961975827" text:style-name="WW8Num33">
        <text:list-item>
          <text:list>
            <text:list-header>
              <text:p text:style-name="P10"><text:span text:style-name="T3"/></text:p>
            </text:list-header>
          </text:list>
        </text:list-item>
      </text:list>
      <text:h text:style-name="P11" text:outline-level="2">Haar cascades</text:h>
      <text:h text:style-name="Heading_20_3" text:outline-level="3">Brief</text:h>
      <text:p text:style-name="Standard">Haar cascades <text:span text:style-name="T6">is a machine learning technique which utilizes a set of haar features being different shapes composed of different shades of black and white used to identify different parts of a human face. These haar features are used to calculate the deviation from dark pixels to white pixels , this data is used as a feature-set representing an image , the machine model is trained by a collection of postie and negative images (image containing or lacking a human face).The resulting model will be capable of detecting different parts of a human face like the eyes , the mouth and the nose.</text:span></text:p>
      <text:h text:style-name="Heading_20_3" text:outline-level="3">Advantage</text:h>
      <text:h text:style-name="Heading_20_3" text:outline-level="3">Disadvantage</text:h>
      <text:p text:style-name="Text_20_body"><text:reference-mark-start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operties&quot;: {&quot;noteIndex&quot;: 0}, &quot;schema&quot;: &quot;https://github.com/citation-style-language/schema/raw/master/csl-citation.json&quot;} RNDPRwNJAHX2A"/><text:span text:style-name="T5">(“OpenCV: Cascade Classifier,” n.d.)</text:span><text:reference-mark-end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operties&quot;: {&quot;noteIndex&quot;: 0}, &quot;schema&quot;: &quot;https://github.com/citation-style-language/schema/raw/master/csl-citation.json&quot;} RNDPRwNJAHX2A"/>⁠</text:p>
      <text:p text:style-name="Text_20_body"/>
      <text:h text:style-name="Heading_20_2" text:outline-level="2">Histogram of Oriented Gradients.</text:h>
      <text:h text:style-name="P6" text:outline-level="3">Brief</text:h>
      <text:h text:style-name="P6" text:outline-level="3">Advantage</text:h>
      <text:h text:style-name="P6" text:outline-level="3">Disadvantage</text:h>
      <text:p text:style-name="P12"/>
      <text:h text:style-name="Heading_20_2" text:outline-level="2">Convolutional Neural Networks using dlib.</text:h>
      <text:h text:style-name="P7" text:outline-level="3">Brief</text:h>
      <text:h text:style-name="P7" text:outline-level="3">Advantage</text:h>
      <text:h text:style-name="P7" text:outline-level="3">Disadvantage</text:h>
      <text:p text:style-name="P13"/>
      <text:h text:style-name="Heading_20_2" text:outline-level="2">Chosen <text:span text:style-name="T4">Algorithm</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33z0" style:family="text"/>
    <style:style style:name="WW8Num33z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7:13:29.864543022</meta:creation-date>
    <dc:date>2019-12-22T20:40:03.139543707</dc:date>
    <meta:editing-duration>PT2H5M44S</meta:editing-duration>
    <meta:editing-cycles>11</meta:editing-cycles>
    <meta:generator>LibreOffice/6.0.7.3$Linux_X86_64 LibreOffice_project/00m0$Build-3</meta:generator>
    <meta:document-statistic meta:table-count="0" meta:image-count="0" meta:object-count="0" meta:page-count="3" meta:paragraph-count="28" meta:word-count="402" meta:character-count="2483" meta:non-whitespace-character-count="2103"/>
    <meta:user-defined meta:name="Mendeley Citation Style_1">http://www.zotero.org/styles/apa</meta:user-defined>
    <meta:user-defined meta:name="Mendeley Document_1">True</meta:user-defined>
    <meta:user-defined meta:name="Mendeley Unique User Id_1">a6232562-5751-3e3b-9025-9f9d86a52701</meta:user-defined>
  </office:meta>
</office:document-meta>
</file>